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1cm"/>
    </style:style>
    <style:style style:name="gr4" style:family="graphic" style:parent-style-name="standard">
      <style:graphic-properties draw:stroke="none" svg:stroke-color="#000000" draw:fill="none" draw:fill-color="#ffffff" draw:auto-grow-height="true" draw:auto-grow-width="false" fo:max-height="0cm" fo:min-height="9.148cm"/>
    </style:style>
    <style:style style:name="gr5" style:family="graphic" style:parent-style-name="standard">
      <style:graphic-properties draw:stroke="none" svg:stroke-color="#000000" draw:fill="none" draw:fill-color="#ffffff" draw:auto-grow-height="true" draw:auto-grow-width="false" fo:max-height="0cm" fo:min-height="6.354cm"/>
    </style:style>
    <style:style style:name="gr6" style:family="graphic" style:parent-style-name="standard">
      <style:graphic-properties draw:stroke="none" svg:stroke-color="#000000" draw:fill="none" draw:fill-color="#ffffff" draw:auto-grow-height="true" draw:auto-grow-width="false" fo:max-height="0cm" fo:min-height="7.878cm"/>
    </style:style>
    <style:style style:name="gr7" style:family="graphic" style:parent-style-name="standard">
      <style:graphic-properties draw:stroke="none" svg:stroke-color="#000000" draw:fill="none" draw:fill-color="#ffffff" draw:auto-grow-height="true" draw:auto-grow-width="false" fo:max-height="0cm" fo:min-height="5.338cm"/>
    </style:style>
    <style:style style:name="gr8" style:family="graphic" style:parent-style-name="standard">
      <style:graphic-properties draw:stroke="none" svg:stroke-color="#000000" draw:fill="none" draw:fill-color="#ffffff" draw:auto-grow-height="true" draw:auto-grow-width="false" fo:max-height="0cm" fo:min-height="5.592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fo:color="#000000" style:font-name="Segoe UI Semibold" fo:font-size="26pt" style:font-size-asian="26pt" style:font-size-complex="26pt"/>
    </style:style>
    <style:style style:name="P3" style:family="paragraph">
      <loext:graphic-properties draw:fill-color="#ffffff"/>
    </style:style>
    <style:style style:name="P4" style:family="paragraph">
      <style:text-properties fo:font-size="32pt" style:font-size-asian="32pt" style:font-size-complex="32pt"/>
    </style:style>
    <style:style style:name="P5" style:family="paragraph">
      <loext:graphic-properties draw:fill="none" draw:fill-color="#ffffff"/>
      <style:paragraph-properties fo:text-align="start"/>
      <style:text-properties fo:color="#000000" style:font-name="Segoe UI Semibold" fo:font-size="32pt" style:font-size-asian="32pt" style:font-size-complex="32pt"/>
    </style:style>
    <style:style style:name="T1" style:family="text">
      <style:text-properties fo:color="#000000" style:font-name="Segoe UI Semibold" fo:font-size="28pt" style:text-underline-style="solid" style:text-underline-width="auto" style:text-underline-color="font-color" style:font-size-asian="28pt" style:font-size-complex="28pt"/>
    </style:style>
    <style:style style:name="T2" style:family="text">
      <style:text-properties fo:color="#000000" style:font-name="Segoe UI" fo:font-size="32pt" fo:font-weight="bold" style:font-size-asian="32pt" style:font-weight-asian="bold" style:font-size-complex="32pt" style:font-weight-complex="bold"/>
    </style:style>
    <style:style style:name="T3" style:family="text">
      <style:text-properties fo:color="#000000" style:text-position="super 58%" style:font-name="Segoe UI Semibold" fo:font-size="32pt" style:font-size-asian="32pt" style:font-size-complex="32pt"/>
    </style:style>
    <style:style style:name="T4" style:family="text">
      <style:text-properties fo:color="#000000" style:font-name="Segoe UI Semibold" fo:font-size="32pt" style:font-size-asian="32pt" style:font-size-complex="32pt"/>
    </style:style>
    <style:style style:name="T5" style:family="text">
      <style:text-properties fo:color="#000000" style:font-name="Segoe UI Semibold" fo:font-size="31pt" style:font-size-asian="31pt" style:font-size-complex="3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2cm" svg:x="1.524cm" svg:y="0.762cm">
          <draw:text-box>
            <text:p text:style-name="P1"><text:span text:style-name="T1">Old Testament</text:span></text:p>
            <text:p text:style-name="P1"><text:span text:style-name="T2">Micah 4:1–6</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4.892cm" svg:height="7.766cm" svg:x="1.478cm" svg:y="0.833cm">
          <draw:text-box>
            <text:p text:style-name="P4"><text:span text:style-name="T3">1</text:span><text:span text:style-name="T4">It shall come to pass in the latter days that the mountain of the house of the LORD shall be established as the highest of the mountains,</text:span></text:p>
            <text:p text:style-name="P4"><text:span text:style-name="T4">and it shall be lifted up above the hills;</text:span></text:p>
            <text:p text:style-name="P4"><text:span text:style-name="T4">and peoples shall flow to it,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5" draw:layer="layout" svg:width="24.892cm" svg:height="9.398cm" svg:x="1.524cm" svg:y="1.016cm">
          <draw:text-box>
            <text:p text:style-name="P4"><text:span text:style-name="T3">2</text:span><text:span text:style-name="T4">and many nations shall come, and say: “Come, let us go up to the mountain of the LORD, to the house of the God of Jacob, that he may teach us his ways and that we may walk in his paths.”</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5" draw:layer="layout" svg:width="24.892cm" svg:height="6.604cm" svg:x="1.524cm" svg:y="1.016cm">
          <draw:text-box>
            <text:p text:style-name="P4"><text:span text:style-name="T4">For out of Zion shall go forth the law, and the word of the LORD from Jerusalem.</text:span></text:p>
            <text:p text:style-name="P4"><text:span text:style-name="T3">3</text:span><text:span text:style-name="T4">He shall judge between many peoples, and shall decide for strong nations afar off; <text:s text:c="2"/></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6" draw:text-style-name="P5" draw:layer="layout" svg:width="24.892cm" svg:height="8.128cm" svg:x="1.524cm" svg:y="0.762cm">
          <draw:text-box>
            <text:p text:style-name="P4"><text:span text:style-name="T4">and they </text:span><text:span text:style-name="T5">shall beat their swords into plowshares,</text:span></text:p>
            <text:p text:style-name="P4"><text:span text:style-name="T4">and their spears into pruning hooks; nation shall not lift up sword against nation, neither shall they learn war anymor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7" draw:text-style-name="P5" draw:layer="layout" svg:width="24.892cm" svg:height="6.263cm" svg:x="1.524cm" svg:y="0.762cm">
          <draw:text-box>
            <text:p text:style-name="P4"><text:span text:style-name="T3">4</text:span><text:span text:style-name="T4">but they shall sit every man under his vine and under his fig tree, and no one shall make them afraid, for the mouth of the LORD of hosts has spoken.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7" draw:text-style-name="P5" draw:layer="layout" svg:width="24.892cm" svg:height="5.588cm" svg:x="1.524cm" svg:y="1.016cm">
          <draw:text-box>
            <text:p text:style-name="P4"><text:span text:style-name="T3">5</text:span><text:span text:style-name="T4">For all the peoples walk each in the name of its god, but we will walk in the name of the LORD our God forever and ever.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8" draw:text-style-name="P5" draw:layer="layout" svg:width="24.892cm" svg:height="5.842cm" svg:x="1.524cm" svg:y="1.016cm">
          <draw:text-box>
            <text:p text:style-name="P4"><text:span text:style-name="T3">6</text:span><text:span text:style-name="T4">In that day, declares the LORD, I will assemble the lame and gather those who have been driven away and those whom I have afflicted;</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9T20:36:29.171000000</meta:creation-date>
    <dc:date>2016-11-11T10:51:22.385000000</dc:date>
    <meta:editing-duration>PT24M27S</meta:editing-duration>
    <meta:editing-cycles>3</meta:editing-cycles>
    <meta:generator>LibreOffice/5.2.3.3$Windows_X86_64 LibreOffice_project/d54a8868f08a7b39642414cf2c8ef2f228f780cf</meta:generator>
    <meta:document-statistic meta:object-count="45"/>
  </office:meta>
</office:document-meta>
</file>